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1" style:parent-style-name="Graphics">
      <style:graphic-properties fo:wrap-option="wrap" fo:border="0.01389in solid #ed7d31" fo:padding-top="0.05in" fo:padding-bottom="0.05in" fo:padding-left="0.1in" fo:padding-right="0.1in" fo:background-color="#ffffff" draw:textarea-vertical-align="top" draw:textarea-horizontal-align="left" draw:opacity="100%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Doc body field:<text:s/><draw:frame draw:id="id1" draw:style-name="a1" draw:name="Text Box 2" text:anchor-type="as-char" svg:x="0in" svg:y="0in" svg:width="2.58194in" svg:height="1.53611in" style:rel-width="scale" style:rel-height="scale"><draw:text-box><text:p text:style-name="Normal"><text:bookmark-start text:name="bdy_bkm"/><text:bookmark-end text:name="bdy_bkm"/>Old text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family="graphic" style:name="a0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Header">Header field:<text:s/><draw:frame draw:id="id0" draw:style-name="a0" draw:name="Text Box 2" text:anchor-type="as-char" svg:x="0in" svg:y="0in" svg:width="1.95833in" svg:height="0.40833in" style:rel-width="scale" style:rel-height="scale"><draw:text-box><text:p text:style-name="Normal"><text:bookmark-start text:name="hdr_bkm"/><text:bookmark-end text:name="hdr_bkm"/></text:p></draw:text-box><svg:title/><svg:desc/></draw:frame></text:p>
      </style:header>
      <style:footer>
        <text:p text:style-name="Footer"><text:bookmark-start text:name="ftr_bkm"/>Old<text:bookmark-end text:name="ftr_bkm"/><text:s/>footer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ey Egorov</meta:initial-creator>
    <dc:creator>Alexey Egorov</dc:creator>
    <meta:creation-date>2020-06-15T01:58:00Z</meta:creation-date>
    <dc:date>2020-06-15T01:58:00Z</dc:date>
    <meta:template xlink:href="Normal" xlink:type="simple"/>
    <meta:editing-cycles>2</meta:editing-cycles>
    <meta:editing-duration>PT60S</meta:editing-duration>
    <meta:document-statistic meta:page-count="1" meta:paragraph-count="1" meta:word-count="2" meta:character-count="17" meta:row-count="1" meta:non-whitespace-character-count="16"/>
  </office:meta>
</office:document-meta>
</file>